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Sans1" svg:font-family="'Liberation Sans'" style:font-pitch="variable"/>
    <style:font-face style:name="Roboto4" svg:font-family="Roboto" style:font-adornments="Black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FreeMono2" svg:font-family="FreeMono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Roboto2" svg:font-family="Roboto" style:font-adornments="Black" style:font-family-generic="roman" style:font-pitch="variable"/>
    <style:font-face style:name="Roboto3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d8c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objectwithoutfill">
      <style:graphic-properties svg:stroke-width="0.102cm" svg:stroke-color="#00a933" draw:marker-start-width="0.352cm" draw:marker-end="Arrowheads_20_1" draw:marker-end-width="0.452cm" draw:fill="solid" draw:fill-color="#00a933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4.748cm" style:use-optimal-column-width="false"/>
    </style:style>
    <style:style style:name="co2" style:family="table-column">
      <style:table-column-properties style:column-width="8.733cm" style:use-optimal-column-width="false"/>
    </style:style>
    <style:style style:name="co3" style:family="table-column">
      <style:table-column-properties style:column-width="7.913cm" style:use-optimal-column-width="false"/>
    </style:style>
    <style:style style:name="co4" style:family="table-column">
      <style:table-column-properties style:column-width="4.36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style:text-properties style:font-name="Roboto Condensed" fo:font-size="12pt" style:font-size-asian="12pt" style:font-size-complex="12pt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436cm" fo:margin-bottom="0cm" fo:text-indent="0cm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1" style:family="paragraph">
      <style:text-properties style:font-name="Roboto Condensed" fo:font-size="12pt" style:font-size-asian="12pt" style:font-size-complex="12pt"/>
    </style:style>
    <style:style style:name="P12" style:family="paragraph">
      <style:paragraph-properties fo:margin-left="0cm" fo:margin-right="0cm" fo:margin-top="0.437cm" fo:margin-bottom="0cm" fo:text-indent="0cm"/>
    </style:style>
    <style:style style:name="P13" style:family="paragraph">
      <style:paragraph-properties fo:margin-left="0cm" fo:margin-right="0cm" fo:margin-top="0.399cm" fo:margin-bottom="0cm" fo:text-indent="0cm"/>
    </style:style>
    <style:style style:name="P14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15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Roboto Condensed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style:font-name="Roboto Condensed"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c9211e" loext:opacity="100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1" fo:font-size="28pt" fo:font-style="normal" fo:text-shadow="none" style:text-underline-style="none" fo:font-weight="normal" style:letter-kerning="true" fo:background-color="transparent" style:font-name-asian="WenQuanYi Micro Hei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font-name="FreeMono1" fo:font-size="22pt" style:font-size-asian="22pt" style:font-size-complex="22pt"/>
    </style:style>
    <style:style style:name="T16" style:family="text">
      <style:text-properties style:font-name="FreeMono1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00a933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2.19cm" svg:x="1.399cm" svg:y="0.627cm" presentation:class="subtitle">
          <draw:text-box>
            <text:p><text:span text:style-name="T1">A FHIR IG Toolch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The Tool Chain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Access database</text:p>
                <text:list>
                  <text:list-item>
                    <text:p>Input for script</text:p>
                    <text:list>
                      <text:list-item>
                        <text:p>FHIR specs, IG parameters, StructDef (Profiles and Extensions) parameters (mappings), ConceptMaps, ValueSets</text:p>
                      </text:list-item>
                    </text:list>
                  </text:list-item>
                </text:list>
              </text:list-item>
              <text:list-item>
                <text:p>Script</text:p>
                <text:list>
                  <text:list-item>
                    <text:p>Takes input and generated actual FHIR DSTU 2 StructureDefinition, ConceptMap, ValueSet and ImplementationGuide parts that is input for the next step</text:p>
                  </text:list-item>
                </text:list>
              </text:list-item>
              <text:list-item>
                <text:p>IG Publisher</text:p>
                <text:list>
                  <text:list-item>
                    <text:p>Takes the output from step 2 and generates the IG Pub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ystem pre-reqs → Docker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ccess – some access version that can export a table as XML</text:p>
              </text:list-item>
              <text:list-item>
                <text:p>Script – node.js</text:p>
                <text:list>
                  <text:list-item>
                    <text:p>+ Git checkout...</text:p>
                  </text:list-item>
                </text:list>
              </text:list-item>
              <text:list-item>
                <text:p>IG Publisher</text:p>
                <text:list>
                  <text:list-item>
                    <text:p>See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 presentation:user-transformed="true">
          <draw:text-box>
            <text:p><text:span text:style-name="T2">Access req’d tables (exported as XML) input for Script</text:span>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4"><text:span text:style-name="T3">fhirProperties-core - for type info and existing attributes of resources </text:span>(COLUMNS: type, <text:span text:style-name="T4">scope(only core)</text:span>, resource, field)</text:p>
                <text:list>
                  <text:list-item>
                    <text:p>Now generated from the official FHIR STU3 definitions.xml.zip!</text:p>
                  </text:list-item>
                </text:list>
              </text:list-item>
              <text:list-item>
                <text:p text:style-name="P5"><text:span text:style-name="T3">lookup – for groups and descriptions (</text:span>COLUMNS: id, label, desc)</text:p>
                <text:list>
                  <text:list-item>
                    <text:p>Here is the info for the Artifact Groups and for Descriptions of the Groups (Coversheet Area) and Profiles in the <text:span text:style-name="T5">ImplementationGuide</text:span><text:span text:style-name="T4"> instance</text:span></text:p>
                  </text:list-item>
                </text:list>
              </text:list-item>
              <text:list-item>
                <text:p text:style-name="P4"><text:span text:style-name="T3">fhirProperties – for type info of the used extensions (</text:span>COLUMNS: type, <text:span text:style-name="T4">scope(not core)</text:span>, resource, field, extensionUri, textKey)</text:p>
              </text:list-item>
              <text:list-item>
                <text:p><text:span text:style-name="T3">VistA_FHIR_Map – for mappings and extensions (</text:span>COLUMNS: ID1, area, profile, path, STU3Resource, STU3Map, description, File Name, Field Name, Data Elements)</text:p>
                <text:list>
                  <text:list-item>
                    <text:p>This is the core of the input. Here is the info that will populate the <text:span text:style-name="T5">StructureDefinition</text:span><text:span text:style-name="T4"> resource instances</text:span> for Profiles and Extensions elements.</text:p>
                  </text:list-item>
                </text:list>
              </text:list-item>
              <text:list-item>
                <text:p text:style-name="P6">ValueSetMembership – <text:span text:style-name="T6">N.B. Query version</text:span></text:p>
                <text:list>
                  <text:list-item>
                    <text:p>This content will result in a <text:span text:style-name="T5">ValueSet</text:span><text:span text:style-name="T4"> resource instance</text:span></text:p>
                  </text:list-item>
                </text:list>
              </text:list-item>
              <text:list-item>
                <text:p text:style-name="P4"><text:span text:style-name="T3">ConceptMap (</text:span>COLUMNS: ID1, conceptMapName, sourceSystem, targetSystem, sourceCode, targetCode, match, sourceLabel)</text:p>
                <text:list>
                  <text:list-item>
                    <text:p>This content will result in <text:span text:style-name="T5">ConceptMap</text:span><text:span text:style-name="T4"> resource insta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 text:style-name="P8"><text:span text:style-name="T2">Access req’d tables (exported as XML) input for Script</text:span></text:p>
          </draw:text-box>
        </draw:frame>
        <draw:frame draw:style-name="standard" draw:layer="layout" svg:width="25.761cm" svg:height="11.471cm" svg:x="1.299cm" svg:y="3.68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7">Acces table / XML export</text:span></text:p>
              </table:table-cell>
              <table:table-cell>
                <text:p text:style-name="P9"><text:span text:style-name="T7">Description</text:span></text:p>
              </table:table-cell>
              <table:table-cell>
                <text:p text:style-name="P9"><text:span text:style-name="T7">COLUMNS</text:span></text:p>
              </table:table-cell>
              <table:table-cell table:style-name="ce2">
                <text:p text:style-name="P10"><text:span text:style-name="T8">Resource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fhirProperties-core</text:span></text:p>
              </table:table-cell>
              <table:table-cell>
                <text:p text:style-name="P11"><text:span text:style-name="T9">For type info and existing attributes of resources.</text:span></text:p>
                <text:p text:style-name="P11"><text:span text:style-name="T9">Now generated from the official FHIR STU3 definitions.xml.zip!</text:span></text:p>
              </table:table-cell>
              <table:table-cell>
                <text:p text:style-name="P11"><text:span text:style-name="T9">type, scope(only core), resource, field</text:span></text:p>
              </table:table-cell>
              <table:table-cell>
                <text:p text:style-name="P11"><text:span text:style-name="T9">na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lookup</text:span></text:p>
              </table:table-cell>
              <table:table-cell>
                <text:p text:style-name="P11"><text:span text:style-name="T9">Here is the info for the Artifact Groups and for Descriptions of the Groups (Coversheet Area) and Profiles</text:span></text:p>
              </table:table-cell>
              <table:table-cell>
                <text:p text:style-name="P11"><text:span text:style-name="T9">id, label, desc</text:span></text:p>
              </table:table-cell>
              <table:table-cell>
                <text:p text:style-name="P11"><text:span text:style-name="T9">ImplementationGuide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fhirProperties</text:span></text:p>
              </table:table-cell>
              <table:table-cell>
                <text:p text:style-name="P11"><text:span text:style-name="T9">For type info and uri of the used extensions</text:span></text:p>
              </table:table-cell>
              <table:table-cell>
                <text:p text:style-name="P11"><text:span text:style-name="T9">type, scope(not core), resource, field, extensionUri, textKey</text:span></text:p>
              </table:table-cell>
              <table:table-cell>
                <text:p text:style-name="P11"><text:span text:style-name="T9">na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Vista_FHIR_Map</text:span></text:p>
              </table:table-cell>
              <table:table-cell>
                <text:p text:style-name="P11"><text:span text:style-name="T9">For mappings and extensions. </text:span></text:p>
                <text:p text:style-name="P11"><text:span text:style-name="T9">This is the core of the input</text:span></text:p>
              </table:table-cell>
              <table:table-cell>
                <text:p text:style-name="P11"><text:span text:style-name="T9">ID1, area, profile, path, STU3Resource, STU3Map, description, File Name, Field Name, Data Elements</text:span></text:p>
              </table:table-cell>
              <table:table-cell>
                <text:p text:style-name="P11"><text:span text:style-name="T9">StructureDefinition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ConceptMap</text:span></text:p>
              </table:table-cell>
              <table:table-cell/>
              <table:table-cell>
                <text:p text:style-name="P11"><text:span text:style-name="T9">ID1, conceptMapName, sourceSystem, targetSystem, sourceCode, targetCode, match, sourceLabel</text:span></text:p>
              </table:table-cell>
              <table:table-cell>
                <text:p text:style-name="P11"><text:span text:style-name="T9">ConceptMap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ValueSetMembership</text:span></text:p>
              </table:table-cell>
              <table:table-cell/>
              <table:table-cell/>
              <table:table-cell>
                <text:p text:style-name="P11"><text:span text:style-name="T9">Value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Messages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The <text:span text:style-name="T10">Script</text:span> does some checking and generates messages on issues</text:p>
              </text:list-item>
              <text:list-item>
                <text:p>The <text:span text:style-name="T10">IG Publisher</text:span> does more checking and generates issues when running and generates a QA report with messa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tep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Export the named tables as XML, n.b. filenames are fixed for the script</text:p>
              </text:list-item>
              <text:list-item>
                <text:p>Place them in the script/input folder</text:p>
              </text:list-item>
              <text:list-item>
                <text:p>Run the script/vfm2sd.js</text:p>
              </text:list-item>
              <text:list-item>
                <text:p><text:span text:style-name="T4">Copy the script/output contents to the input/resources folder of the sample-ig</text:span></text:p>
              </text:list-item>
              <text:list-item>
                <text:p><text:span text:style-name="T11">Run the IG Publisher</text:span></text:p>
              </text:list-item>
              <text:list-item>
                <text:p><text:span text:style-name="T11">Publish the HTM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cript Messages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3 levels, WARN, INFO and ERROR</text:p>
              </text:list-item>
              <text:list-item>
                <text:p>INFO is just fyi</text:p>
              </text:list-item>
              <text:list-item>
                <text:p>WARN are possible issues, may cause problems in IG</text:p>
              </text:list-item>
              <text:list-item>
                <text:p>ERROR are issues that will cause problems and are ignored, look here if you miss content in the IG</text:p>
              </text:list-item>
              <text:list-item>
                <text:p><text:span text:style-name="T4">N.B. All messages always start with associated ID1 of the VistA_FHIR_Map row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cript: WARN message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${profileId} DUPLICATE fixed value '${fixedElementPath}'</text:p>
                <text:list>
                  <text:list-item>
                    <text:p>There are &gt;1 fixed values specified for an attribute. <text:line-break/>*** <text:span text:style-name="T4">Is this supposed to be a valueset?</text:span></text:p>
                  </text:list-item>
                </text:list>
              </text:list-item>
              <text:list-item>
                <text:p>${profileId} AUTO &lt;type&gt; '${extraElementPath}'</text:p>
                <text:list>
                  <text:list-item>
                    <text:p>...</text:p>
                  </text:list-item>
                </text:list>
              </text:list-item>
              <text:list-item>
                <text:p>no mappings found in ${profileId}; no profile written</text:p>
                <text:list>
                  <text:list-item>
                    <text:p>Profile is defined, but there are no mappings?</text:p>
                  </text:list-item>
                </text:list>
              </text:list-item>
              <text:list-item>
                <text:p>fixedElementPath '${fixedElementPath}' is a non existing path? No info on type, default to String</text:p>
                <text:list>
                  <text:list-item>
                    <text:p>This path is missing from fhirProperties.xml input file or really invalid.</text:p>
                  </text:list-item>
                </text:list>
              </text:list-item>
              <text:list-item>
                <text:p text:style-name="P12">${profileId} IGNORE invalid fixed value format: '${propline}'</text:p>
                <text:list>
                  <text:list-item>
                    <text:p>Fixed value line format is “&lt;full primitive attribute path&gt;=&lt;value&gt;”</text:p>
                  </text:list-item>
                </text:list>
              </text:list-item>
              <text:list-item>
                <text:p>ConceptMap '${name}' row without target mapping ignored</text:p>
                <text:list>
                  <text:list-item>
                    <text:p>Concept mappings need a source and a targ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cript: ERROR message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missing path | missing field name | missing resource name | missing property name</text:p>
                <text:list>
                  <text:list-item>
                    <text:p>The VistA_FHIR_Map row misses some required field values</text:p>
                  </text:list-item>
                </text:list>
              </text:list-item>
              <text:list-item>
                <text:p>resourceName '${resourceName}' not an existing resource</text:p>
                <text:list>
                  <text:list-item>
                    <text:p>There is a list of expected resource names in the script and this one is not on it.</text:p>
                  </text:list-item>
                </text:list>
              </text:list-item>
              <text:list-item>
                <text:p>resourceName '${resourceName}' is different from constrainedType '${sd.constrainedType}'?</text:p>
                <text:list>
                  <text:list-item>
                    <text:p>Resource Name of this mapping line is different from the first mapping line. Profiles can only constrain 1 Resource Type.</text:p>
                  </text:list-item>
                </text:list>
              </text:list-item>
              <text:list-item>
                <text:p>elementPath '${elementPath}' not a valid path | fixedElementPath '${fixedElementPath}' not a valid path</text:p>
                <text:list>
                  <text:list-item>
                    <text:p>Check the path. Each segment (between the dots) should start with a letter followed by letters, numbers, minus.</text:p>
                  </text:list-item>
                </text:list>
              </text:list-item>
              <text:list-item>
                <text:p>fixedElementPath '${fixedElementPath}' cannot set fixed value for non primitive type ${fixedType}</text:p>
                <text:list>
                  <text:list-item>
                    <text:p>Fixed values are only possible for primitive types. It the path a full primitive attribute path?</text:p>
                  </text:list-item>
                </text:list>
              </text:list-item>
              <text:list-item>
                <text:p>${profileId} type[x] missing for '${elementPath}' | expect type specified '${elementPath}'</text:p>
                <text:list>
                  <text:list-item>
                    <text:p>This is a [x] path and for profiles the type must be specified.</text:p>
                  </text:list-item>
                </text:list>
              </text:list-item>
              <text:list-item>
                <text:p text:style-name="P12">extname "${extname}" not a valid FHIR id | profileId '${profileId}' not a valid FHIR id | ValueSet '${name}' not a valid FHIR id | ConceptMap '${name}' not a valid FHIR id</text:p>
                <text:list>
                  <text:list-item>
                    <text:p>Check the name, must be a letters, numbers, minus, or dot, spaces are not allow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Links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Script: https://github.com/mvdzel/vha-ampl-fhir-ig</text:p>
              </text:list-item>
              <text:list-item>
                <text:p>IG Publisher:</text:p>
                <text:list>
                  <text:list-item>
                    <text:p>https://github.com/FHIR/latest-ig-publisher</text:p>
                  </text:list-item>
                  <text:list-item>
                    <text:p>https://confluence.hl7.org/display/FHIR/IG+Publisher+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Extensions</text:p>
          </draw:text-box>
        </draw:frame>
        <draw:frame presentation:style-name="pr4" draw:text-style-name="P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e Extensions</text:p>
              </text:list-item>
              <text:list-item>
                <text:p>External Extensions</text:p>
                <text:list>
                  <text:list-item>
                    <text:p>and R4 / R5 pre-adoptions</text:p>
                  </text:list-item>
                </text:list>
              </text:list-item>
              <text:list-item>
                <text:p><text:span text:style-name="T12">TODO Complex Extensions</text:span></text:p>
              </text:list-item>
              <text:list-item>
                <text:p><text:span text:style-name="T12">Q: Extensions in their own file or internal in a Profile?</text:span></text:p>
                <text:list>
                  <text:list-item>
                    <text:p><text:span text:style-name="T12">Condition:dueTo = internal because not used elsewhere</text:span></text:p>
                  </text:list-item>
                  <text:list-item>
                    <text:p text:style-name="P13"><text:span text:style-name="T12">Example: https://simplifier.net/packages/nictiz.fhir.nl.stu3.zib2017/2.0.0/files/145756/~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Simple Extension</text:p>
          </draw:text-box>
        </draw:frame>
        <draw:frame presentation:style-name="pr4" draw:text-style-name="P3" draw:layer="layout" svg:width="25.191cm" svg:height="9.133cm" svg:x="1.399cm" svg:y="3.684cm" presentation:class="outline">
          <draw:text-box>
            <text:list text:style-name="L2">
              <text:list-item>
                <text:p>fhir_Properties</text:p>
                <text:list>
                  <text:list-item>
                    <text:p>Extension <text:span text:style-name="T4">type</text:span> and <text:span text:style-name="T4">url </text:span>based on extension name</text:p>
                  </text:list-item>
                  <text:list-item>
                    <text:p>If url is external then extension is not created</text:p>
                  </text:list-item>
                  <text:list-item>
                    <text:p>Internal extension url = “http://va.gov/…” that does create an extension</text:p>
                  </text:list-item>
                </text:list>
              </text:list-item>
              <text:list-item>
                <text:p>Vista_FHIR_Map @STU3Map</text:p>
                <text:list>
                  <text:list-item>
                    <text:p>performer.extension.[extname]</text:p>
                  </text:list-item>
                  <text:list-item>
                    <text:p><text:span text:style-name="T12">TODO?? performer.extension.[extname]:[field] = [fixed value]</text:span></text:p>
                  </text:list-item>
                  <text:list-item>
                    <text:p><text:span text:style-name="T4">[extname] = key in fhir_Properties to find type and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 presentation:placeholder="true">
          <draw:text-box/>
        </draw:frame>
        <draw:frame presentation:style-name="pr5" draw:text-style-name="P3" draw:layer="layout" svg:width="25.191cm" svg:height="9.133cm" svg:x="1.399cm" svg:y="3.684cm" presentation:class="outline">
          <draw:text-box>
            <text:list text:style-name="L2">
              <text:list-item>
                <text:p>Vista_FHIR_Map</text:p>
                <text:list>
                  <text:list-item>
                    <text:p>[element].extension.[extname].coding.code</text:p>
                  </text:list-item>
                  <text:list-item>
                    <text:p><text:span text:style-name="T13">[element].extension</text:span>.[extname].coding.system=http://va.gov/terminology/vistaDefinedTerms/55.01-108</text:p>
                  </text:list-item>
                </text:list>
              </text:list-item>
              <text:list-item>
                <text:p>Fhir Properties</text:p>
                <text:list>
                  <text:list-item>
                    <text:p><text:span text:style-name="T14">extension.url=http://va.gov/fhir/StructureDefinition/medicationrequest-medicationSchedule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3" draw:text-style-name="P3" draw:layer="layout" svg:width="25.191cm" svg:height="2.629cm" svg:x="1.399cm" svg:y="0.627cm" presentation:class="title">
          <draw:text-box>
            <text:p>Chained Profiles</text:p>
          </draw:text-box>
        </draw:frame>
        <draw:frame presentation:style-name="pr5" draw:text-style-name="P3" draw:layer="layout" svg:width="25.191cm" svg:height="9.133cm" svg:x="1.399cm" svg:y="3.684cm" presentation:class="outline">
          <draw:text-box>
            <text:list text:style-name="L2">
              <text:list-item>
                <text:p>Create dependent Profile</text:p>
              </text:list-item>
              <text:list-item>
                <text:p>Constrain the independent profile to use the dependent profile in its reference</text:p>
                <text:list>
                  <text:list-item>
                    <text:p>N.B. Special rule in script: using fixed value (Vista_FHIR_Map@STU3Map) for Reference type it means targetProfile! (“patient” = element with type Reference)</text:p>
                    <text:p><text:span text:style-name="T15">patient</text:span><text:span text:style-name="T15"><text:line-break/></text:span><text:span text:style-name="T15">patient.targetProfile=</text:span><text:span text:style-name="T15"><text:a xlink:href="http://fhir.nl/fhir/StructureDefinition/nl-core-patient" xlink:type="simple">http://fhir.nl/fhir/StructureDefinition/nl-core-patient</text:a></text:span><text:span text:style-name="T15"><text:line-break/></text:span><text:span text:style-name="T16">&lt;element of type reference&gt;.”targetProfile” = &lt;uri&gt;</text:span></text:p>
                  </text:list-item>
                  <text:list-item>
                    <text:p><text:span text:style-name="T17">Results in:</text:span><text:line-break/><text:span text:style-name="T15">&lt;element id="Immunization.patient"&gt;</text:span><text:span text:style-name="T15"><text:line-break/></text:span><text:span text:style-name="T15"> <text:s/>&lt;path value="Immunization.patient" /&gt;</text:span><text:span text:style-name="T15"><text:line-break/></text:span><text:span text:style-name="T15"> <text:s/>&lt;type&gt;</text:span><text:span text:style-name="T15"><text:line-break/></text:span><text:span text:style-name="T15"> <text:s text:c="3"/>&lt;code value="Reference" /&gt;</text:span><text:span text:style-name="T15"><text:line-break/></text:span><text:span text:style-name="T15"> <text:s text:c="3"/>&lt;targetProfile value="http://fhir.nl/fhir/StructureDefinition/nl-core-patient" /&gt;</text:span><text:span text:style-name="T15"><text:line-break/></text:span><text:span text:style-name="T15"> <text:s/>&lt;/type&gt;</text:span></text:p>
                  </text:list-item>
                </text:list>
              </text:list-item>
              <text:list-item>
                <text:p>E.g., US Allergy constrains ‘patient’ to US Core patient: <text:span text:style-name="T18">http://hl7.org/implement/standards/fhir/us/core/StructureDefinition-us-core-allergyintolerance.html</text:span> </text:p>
              </text:list-item>
            </text:list>
          </draw:text-box>
        </draw:frame>
        <draw:frame draw:style-name="gr2" draw:text-style-name="P14" draw:layer="layout" svg:width="5.842cm" svg:height="3.095cm" svg:x="0.762cm" svg:y="0.189cm">
          <draw:text-box>
            <text:p><text:span text:style-name="T19">How to specify in table 2 lines in STU3Map column</text:span></text:p>
            <text:p><text:span text:style-name="T19">or interpret!</text:span></text:p>
          </draw:text-box>
        </draw:frame>
        <draw:line draw:style-name="gr3" draw:text-style-name="P15" draw:layer="layout" svg:x1="1.778cm" svg:y1="3.048cm" svg:x2="3.048cm" svg:y2="7.112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Sans1" svg:font-family="'Liberation Sans'" style:font-pitch="variable"/>
    <style:font-face style:name="Roboto4" svg:font-family="Roboto" style:font-adornments="Black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FreeMono2" svg:font-family="FreeMono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Roboto2" svg:font-family="Roboto" style:font-adornments="Black" style:font-family-generic="roman" style:font-pitch="variable"/>
    <style:font-face style:name="Roboto3" svg:font-family="Roboto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style:font-style-name="Regular" style:font-pitch="variable" fo:font-size="28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4" fo:font-family="Roboto" style:font-style-name="Black" style:font-pitch="variable" fo:font-size="44pt" fo:font-style="normal" fo:text-shadow="none" style:text-underline-style="none" fo:font-weight="900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ffice="urn:oasis:names:tc:opendocument:xmlns:office:1.0" xmlns:officeooo="http://openoffice.org/2009/office" xmlns:xlink="http://www.w3.org/1999/xlink" xmlns:ooo="http://openoffice.org/2004/office" xmlns:dc="http://purl.org/dc/elements/1.1/" office:version="1.3">
  <office:meta>
    <meta:initial-creator>Michael van der Zel</meta:initial-creator>
    <meta:creation-date>2020-02-26T08:04:24.866280209</meta:creation-date>
    <dc:date>2021-01-13T18:11:16.951135667</dc:date>
    <dc:creator>Michael van der Zel</dc:creator>
    <meta:editing-duration>P14DT6H13M32S</meta:editing-duration>
    <meta:editing-cycles>74</meta:editing-cycles>
    <meta:generator>LibreOffice/7.0.3.1$Linux_X86_64 LibreOffice_project/d7547858d014d4cf69878db179d326fc3483e082</meta:generator>
    <meta:document-statistic meta:object-count="82"/>
  </office:meta>
</office:document-meta>
</file>